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 style:list-style-name="L1" style:master-page-name="HTML"/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Security</text:p>
          <text:list>
            <text:list-item>
              <text:p text:style-name="P2">User accounts</text:p>
            </text:list-item>
          </text:list>
        </text:list-item>
        <text:list-item>
          <text:p text:style-name="P2">Resource Management</text:p>
          <text:list>
            <text:list-item>
              <text:p text:style-name="P2">Tell user how much HD space is being used. </text:p>
            </text:list-item>
            <text:list-item>
              <text:p text:style-name="P2">Maybe "deal" with low disk space in an automatic intelligent way (ie. delete old shows)</text:p>
            </text:list-item>
          </text:list>
        </text:list-item>
        <text:list-item>
          <text:p text:style-name="P2">Recurrences</text:p>
          <text:list>
            <text:list-item>
              <text:p text:style-name="P2">Allow user to record shows every week at a certain time</text:p>
            </text:list-item>
          </text:list>
        </text:list-item>
        <text:list-item>
          <text:p text:style-name="P2">Tag shows that are to be recorded with the name of the user who requested the recording.</text:p>
        </text:list-item>
        <text:list-item>
          <text:p text:style-name="P2">If there are multiple users there will need to be conflict resolution</text:p>
          <text:list>
            <text:list-item>
              <text:p text:style-name="P2">Maybe some user have “more” rights than others (ie can override other users recording preferences)</text:p>
            </text:list-item>
          </text:list>
        </text:list-item>
        <text:list-item>
          <text:p text:style-name="P2">Search</text:p>
        </text:list-item>
        <text:list-item>
          <text:p text:style-name="P2">Download a recorded show to the client</text:p>
        </text:list-item>
        <text:list-item>
          <text:p text:style-name="P2">Stream a recorded (or currently airing) show to the client</text:p>
        </text:list-item>
        <text:list-item>
          <text:p text:style-name="P2">Settings</text:p>
          <text:list>
            <text:list-item>
              <text:p text:style-name="P2">Change zip code/channels to display</text:p>
            </text:list-item>
            <text:list-item>
              <text:p text:style-name="P2">Change recording options (ie. bitrate,resolution etc.)</text:p>
            </text:list-item>
          </text:list>
        </text:list-item>
        <text:list-item>
          <text:p text:style-name="P2">Advanced sorting of the TV schedule</text:p>
          <text:list>
            <text:list-item>
              <text:p text:style-name="P2">Group movies/series/news/sports together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Verdana" fo:font-size="14pt" fo:font-style="italic" fo:font-weight="bold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Verdana" fo:font-size="12pt" fo:font-style="italic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Verdana" fo:font-size="10pt" style:font-name-asian="Verdana" style:font-size-asian="10pt" style:font-name-complex="Verdana" style:font-size-complex="10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Verdana" fo:font-size="10pt" fo:font-style="italic" style:font-name-asian="Verdana" style:font-size-asian="10pt" style:font-name-complex="Verdana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10T19:28:44</meta:creation-date>
    <dc:creator>Tim Disney</dc:creator>
    <dc:date>2006-10-10T21:54:08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29" meta:character-count="766"/>
  </office:meta>
</office:document-meta>
</file>